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A00000032DA2AF97047B59ED0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6306in" fo:margin-left="0.0069in" style:page-number="auto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097in"/>
    </style:style>
    <style:style style:name="Table1.I" style:family="table-column">
      <style:table-column-properties style:column-width="0.7528in"/>
    </style:style>
    <style:style style:name="Table1.1" style:family="table-row">
      <style:table-row-properties style:row-height="0.5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B1" style:family="table-cell">
      <style:table-cell-properties style:vertical-align="middle" fo:padding="0in" fo:border-left="none" fo:border-right="none" fo:border-top="0.25pt solid #ffffff" fo:border-bottom="0.25pt solid #ffffff" style:writing-mode="lr-tb"/>
    </style:style>
    <style:style style:name="Table1.2" style:family="table-row">
      <style:table-row-properties style:row-height="0.1201in" fo:keep-together="auto"/>
    </style:style>
    <style:style style:name="Table1.A2" style:family="table-cell">
      <style:table-cell-properties style:vertical-align="middle" fo:padding="0in" fo:border-left="0.25pt solid #ffffff" fo:border-right="0.25pt solid #ffffff" fo:border-top="none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weight-complex="bold"/>
    </style:style>
    <style:style style:name="P4" style:family="paragraph" style:parent-style-name="Standard">
      <style:paragraph-properties fo:margin-top="0in" fo:margin-bottom="0in" style:contextual-spacing="false" fo:line-height="0.0138in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I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Image1" text:anchor-type="char" svg:y="0.05in" svg:width="0.3299in" svg:height="0.4in" draw:z-index="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char" svg:y="0.05in" svg:width="0.3299in" svg:height="0.4in" draw:z-index="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" text:anchor-type="char" svg:y="0.05in" svg:width="0.3299in" svg:height="0.4in" draw:z-index="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" text:anchor-type="char" svg:y="0.05in" svg:width="0.3299in" svg:height="0.4in" draw:z-index="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" text:anchor-type="char" svg:y="0.05in" svg:width="0.3299in" svg:height="0.4in" draw:z-index="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" text:anchor-type="char" svg:y="0.05in" svg:width="0.3299in" svg:height="0.4in" draw:z-index="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" text:anchor-type="char" svg:y="0.05in" svg:width="0.3299in" svg:height="0.4in" draw:z-index="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" text:anchor-type="char" svg:y="0.05in" svg:width="0.3299in" svg:height="0.4in" draw:z-index="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" text:anchor-type="char" svg:y="0.05in" svg:width="0.3299in" svg:height="0.4in" draw:z-index="8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" text:anchor-type="char" svg:y="0.05in" svg:width="0.3299in" svg:height="0.4in" draw:z-index="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" text:anchor-type="char" svg:y="0.05in" svg:width="0.3299in" svg:height="0.4in" draw:z-index="1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" text:anchor-type="char" svg:y="0.05in" svg:width="0.3299in" svg:height="0.4in" draw:z-index="1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" text:anchor-type="char" svg:y="0.05in" svg:width="0.3299in" svg:height="0.4in" draw:z-index="1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" text:anchor-type="char" svg:y="0.05in" svg:width="0.3299in" svg:height="0.4in" draw:z-index="1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5" text:anchor-type="char" svg:y="0.05in" svg:width="0.3299in" svg:height="0.4in" draw:z-index="1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6" text:anchor-type="char" svg:y="0.05in" svg:width="0.3299in" svg:height="0.4in" draw:z-index="1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7" text:anchor-type="char" svg:y="0.05in" svg:width="0.3299in" svg:height="0.4in" draw:z-index="1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8" text:anchor-type="char" svg:y="0.05in" svg:width="0.3299in" svg:height="0.4in" draw:z-index="17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9" text:anchor-type="char" svg:y="0.05in" svg:width="0.3299in" svg:height="0.4in" draw:z-index="1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0" text:anchor-type="char" svg:y="0.05in" svg:width="0.3299in" svg:height="0.4in" draw:z-index="1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1" text:anchor-type="char" svg:y="0.05in" svg:width="0.3299in" svg:height="0.4in" draw:z-index="2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2" text:anchor-type="char" svg:y="0.05in" svg:width="0.3299in" svg:height="0.4in" draw:z-index="2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3" text:anchor-type="char" svg:y="0.05in" svg:width="0.3299in" svg:height="0.4in" draw:z-index="2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4" text:anchor-type="char" svg:y="0.05in" svg:width="0.3299in" svg:height="0.4in" draw:z-index="2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5" text:anchor-type="char" svg:y="0.05in" svg:width="0.3299in" svg:height="0.4in" draw:z-index="2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6" text:anchor-type="char" svg:y="0.05in" svg:width="0.3299in" svg:height="0.4in" draw:z-index="2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27" text:anchor-type="char" svg:y="0.05in" svg:width="0.3299in" svg:height="0.4in" draw:z-index="26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28" text:anchor-type="char" svg:y="0.05in" svg:width="0.3299in" svg:height="0.4in" draw:z-index="2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9" text:anchor-type="char" svg:y="0.05in" svg:width="0.3299in" svg:height="0.4in" draw:z-index="2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0" text:anchor-type="char" svg:y="0.05in" svg:width="0.3299in" svg:height="0.4in" draw:z-index="2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1" text:anchor-type="char" svg:y="0.05in" svg:width="0.3299in" svg:height="0.4in" draw:z-index="3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2" text:anchor-type="char" svg:y="0.05in" svg:width="0.3299in" svg:height="0.4in" draw:z-index="3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3" text:anchor-type="char" svg:y="0.05in" svg:width="0.3299in" svg:height="0.4in" draw:z-index="3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4" text:anchor-type="char" svg:y="0.05in" svg:width="0.3299in" svg:height="0.4in" draw:z-index="3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5" text:anchor-type="char" svg:y="0.05in" svg:width="0.3299in" svg:height="0.4in" draw:z-index="3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6" text:anchor-type="char" svg:y="0.05in" svg:width="0.3299in" svg:height="0.4in" draw:z-index="35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37" text:anchor-type="char" svg:y="0.05in" svg:width="0.3299in" svg:height="0.4in" draw:z-index="3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8" text:anchor-type="char" svg:y="0.05in" svg:width="0.3299in" svg:height="0.4in" draw:z-index="3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39" text:anchor-type="char" svg:y="0.05in" svg:width="0.3299in" svg:height="0.4in" draw:z-index="3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0" text:anchor-type="char" svg:y="0.05in" svg:width="0.3299in" svg:height="0.4in" draw:z-index="3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1" text:anchor-type="char" svg:y="0.05in" svg:width="0.3299in" svg:height="0.4in" draw:z-index="4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2" text:anchor-type="char" svg:y="0.05in" svg:width="0.3299in" svg:height="0.4in" draw:z-index="4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3" text:anchor-type="char" svg:y="0.05in" svg:width="0.3299in" svg:height="0.4in" draw:z-index="4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4" text:anchor-type="char" svg:y="0.05in" svg:width="0.3299in" svg:height="0.4in" draw:z-index="4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5" text:anchor-type="char" svg:y="0.05in" svg:width="0.3299in" svg:height="0.4in" draw:z-index="44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46" text:anchor-type="char" svg:y="0.05in" svg:width="0.3299in" svg:height="0.4in" draw:z-index="4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47" text:anchor-type="char" svg:y="0.05in" svg:width="0.3299in" svg:height="0.4in" draw:z-index="4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8" text:anchor-type="char" svg:y="0.05in" svg:width="0.3299in" svg:height="0.4in" draw:z-index="4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49" text:anchor-type="char" svg:y="0.05in" svg:width="0.3299in" svg:height="0.4in" draw:z-index="4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0" text:anchor-type="char" svg:y="0.05in" svg:width="0.3299in" svg:height="0.4in" draw:z-index="4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1" text:anchor-type="char" svg:y="0.05in" svg:width="0.3299in" svg:height="0.4in" draw:z-index="5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2" text:anchor-type="char" svg:y="0.05in" svg:width="0.3299in" svg:height="0.4in" draw:z-index="5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3" text:anchor-type="char" svg:y="0.05in" svg:width="0.3299in" svg:height="0.4in" draw:z-index="5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4" text:anchor-type="char" svg:y="0.05in" svg:width="0.3299in" svg:height="0.4in" draw:z-index="53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55" text:anchor-type="char" svg:y="0.05in" svg:width="0.3299in" svg:height="0.4in" draw:z-index="5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56" text:anchor-type="char" svg:y="0.05in" svg:width="0.3299in" svg:height="0.4in" draw:z-index="5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7" text:anchor-type="char" svg:y="0.05in" svg:width="0.3299in" svg:height="0.4in" draw:z-index="5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8" text:anchor-type="char" svg:y="0.05in" svg:width="0.3299in" svg:height="0.4in" draw:z-index="5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59" text:anchor-type="char" svg:y="0.05in" svg:width="0.3299in" svg:height="0.4in" draw:z-index="5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0" text:anchor-type="char" svg:y="0.05in" svg:width="0.3299in" svg:height="0.4in" draw:z-index="5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1" text:anchor-type="char" svg:y="0.05in" svg:width="0.3299in" svg:height="0.4in" draw:z-index="6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2" text:anchor-type="char" svg:y="0.05in" svg:width="0.3299in" svg:height="0.4in" draw:z-index="6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3" text:anchor-type="char" svg:y="0.05in" svg:width="0.3299in" svg:height="0.4in" draw:z-index="62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64" text:anchor-type="char" svg:y="0.05in" svg:width="0.3299in" svg:height="0.4in" draw:z-index="6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65" text:anchor-type="char" svg:y="0.05in" svg:width="0.3299in" svg:height="0.4in" draw:z-index="6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6" text:anchor-type="char" svg:y="0.05in" svg:width="0.3299in" svg:height="0.4in" draw:z-index="6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7" text:anchor-type="char" svg:y="0.05in" svg:width="0.3299in" svg:height="0.4in" draw:z-index="6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8" text:anchor-type="char" svg:y="0.05in" svg:width="0.3299in" svg:height="0.4in" draw:z-index="6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69" text:anchor-type="char" svg:y="0.05in" svg:width="0.3299in" svg:height="0.4in" draw:z-index="6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0" text:anchor-type="char" svg:y="0.05in" svg:width="0.3299in" svg:height="0.4in" draw:z-index="6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1" text:anchor-type="char" svg:y="0.05in" svg:width="0.3299in" svg:height="0.4in" draw:z-index="7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2" text:anchor-type="char" svg:y="0.05in" svg:width="0.3299in" svg:height="0.4in" draw:z-index="71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73" text:anchor-type="char" svg:y="0.05in" svg:width="0.3299in" svg:height="0.4in" draw:z-index="7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74" text:anchor-type="char" svg:y="0.05in" svg:width="0.3299in" svg:height="0.4in" draw:z-index="7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5" text:anchor-type="char" svg:y="0.05in" svg:width="0.3299in" svg:height="0.4in" draw:z-index="7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6" text:anchor-type="char" svg:y="0.05in" svg:width="0.3299in" svg:height="0.4in" draw:z-index="7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7" text:anchor-type="char" svg:y="0.05in" svg:width="0.3299in" svg:height="0.4in" draw:z-index="7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8" text:anchor-type="char" svg:y="0.05in" svg:width="0.3299in" svg:height="0.4in" draw:z-index="7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79" text:anchor-type="char" svg:y="0.05in" svg:width="0.3299in" svg:height="0.4in" draw:z-index="7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0" text:anchor-type="char" svg:y="0.05in" svg:width="0.3299in" svg:height="0.4in" draw:z-index="7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1" text:anchor-type="char" svg:y="0.05in" svg:width="0.3299in" svg:height="0.4in" draw:z-index="80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82" text:anchor-type="char" svg:y="0.05in" svg:width="0.3299in" svg:height="0.4in" draw:z-index="8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83" text:anchor-type="char" svg:y="0.05in" svg:width="0.3299in" svg:height="0.4in" draw:z-index="8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4" text:anchor-type="char" svg:y="0.05in" svg:width="0.3299in" svg:height="0.4in" draw:z-index="8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5" text:anchor-type="char" svg:y="0.05in" svg:width="0.3299in" svg:height="0.4in" draw:z-index="8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6" text:anchor-type="char" svg:y="0.05in" svg:width="0.3299in" svg:height="0.4in" draw:z-index="8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7" text:anchor-type="char" svg:y="0.05in" svg:width="0.3299in" svg:height="0.4in" draw:z-index="8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8" text:anchor-type="char" svg:y="0.05in" svg:width="0.3299in" svg:height="0.4in" draw:z-index="8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89" text:anchor-type="char" svg:y="0.05in" svg:width="0.3299in" svg:height="0.4in" draw:z-index="8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0" text:anchor-type="char" svg:y="0.05in" svg:width="0.3299in" svg:height="0.4in" draw:z-index="89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91" text:anchor-type="char" svg:y="0.05in" svg:width="0.3299in" svg:height="0.4in" draw:z-index="9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92" text:anchor-type="char" svg:y="0.05in" svg:width="0.3299in" svg:height="0.4in" draw:z-index="9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3" text:anchor-type="char" svg:y="0.05in" svg:width="0.3299in" svg:height="0.4in" draw:z-index="9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4" text:anchor-type="char" svg:y="0.05in" svg:width="0.3299in" svg:height="0.4in" draw:z-index="9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5" text:anchor-type="char" svg:y="0.05in" svg:width="0.3299in" svg:height="0.4in" draw:z-index="9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6" text:anchor-type="char" svg:y="0.05in" svg:width="0.3299in" svg:height="0.4in" draw:z-index="9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7" text:anchor-type="char" svg:y="0.05in" svg:width="0.3299in" svg:height="0.4in" draw:z-index="9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8" text:anchor-type="char" svg:y="0.05in" svg:width="0.3299in" svg:height="0.4in" draw:z-index="9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99" text:anchor-type="char" svg:y="0.05in" svg:width="0.3299in" svg:height="0.4in" draw:z-index="98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0" text:anchor-type="char" svg:y="0.05in" svg:width="0.3299in" svg:height="0.4in" draw:z-index="9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01" text:anchor-type="char" svg:y="0.05in" svg:width="0.3299in" svg:height="0.4in" draw:z-index="10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2" text:anchor-type="char" svg:y="0.05in" svg:width="0.3299in" svg:height="0.4in" draw:z-index="10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3" text:anchor-type="char" svg:y="0.05in" svg:width="0.3299in" svg:height="0.4in" draw:z-index="10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4" text:anchor-type="char" svg:y="0.05in" svg:width="0.3299in" svg:height="0.4in" draw:z-index="10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5" text:anchor-type="char" svg:y="0.05in" svg:width="0.3299in" svg:height="0.4in" draw:z-index="10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6" text:anchor-type="char" svg:y="0.05in" svg:width="0.3299in" svg:height="0.4in" draw:z-index="10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7" text:anchor-type="char" svg:y="0.05in" svg:width="0.3299in" svg:height="0.4in" draw:z-index="10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08" text:anchor-type="char" svg:y="0.05in" svg:width="0.3299in" svg:height="0.4in" draw:z-index="107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09" text:anchor-type="char" svg:y="0.05in" svg:width="0.3299in" svg:height="0.4in" draw:z-index="10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0" text:anchor-type="char" svg:y="0.05in" svg:width="0.3299in" svg:height="0.4in" draw:z-index="10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1" text:anchor-type="char" svg:y="0.05in" svg:width="0.3299in" svg:height="0.4in" draw:z-index="11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2" text:anchor-type="char" svg:y="0.05in" svg:width="0.3299in" svg:height="0.4in" draw:z-index="11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3" text:anchor-type="char" svg:y="0.05in" svg:width="0.3299in" svg:height="0.4in" draw:z-index="11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4" text:anchor-type="char" svg:y="0.05in" svg:width="0.3299in" svg:height="0.4in" draw:z-index="11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5" text:anchor-type="char" svg:y="0.05in" svg:width="0.3299in" svg:height="0.4in" draw:z-index="11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6" text:anchor-type="char" svg:y="0.05in" svg:width="0.3299in" svg:height="0.4in" draw:z-index="11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17" text:anchor-type="char" svg:y="0.05in" svg:width="0.3299in" svg:height="0.4in" draw:z-index="116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27" text:anchor-type="char" svg:y="0.05in" svg:width="0.3299in" svg:height="0.4in" draw:z-index="12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28" text:anchor-type="char" svg:y="0.05in" svg:width="0.3299in" svg:height="0.4in" draw:z-index="12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9" text:anchor-type="char" svg:y="0.05in" svg:width="0.3299in" svg:height="0.4in" draw:z-index="12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0" text:anchor-type="char" svg:y="0.05in" svg:width="0.3299in" svg:height="0.4in" draw:z-index="12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1" text:anchor-type="char" svg:y="0.05in" svg:width="0.3299in" svg:height="0.4in" draw:z-index="13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2" text:anchor-type="char" svg:y="0.05in" svg:width="0.3299in" svg:height="0.4in" draw:z-index="13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3" text:anchor-type="char" svg:y="0.05in" svg:width="0.3299in" svg:height="0.4in" draw:z-index="13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4" text:anchor-type="char" svg:y="0.05in" svg:width="0.3299in" svg:height="0.4in" draw:z-index="13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5" text:anchor-type="char" svg:y="0.05in" svg:width="0.3299in" svg:height="0.4in" draw:z-index="134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36" text:anchor-type="char" svg:y="0.05in" svg:width="0.3299in" svg:height="0.4in" draw:z-index="135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37" text:anchor-type="char" svg:y="0.05in" svg:width="0.3299in" svg:height="0.4in" draw:z-index="136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8" text:anchor-type="char" svg:y="0.05in" svg:width="0.3299in" svg:height="0.4in" draw:z-index="13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39" text:anchor-type="char" svg:y="0.05in" svg:width="0.3299in" svg:height="0.4in" draw:z-index="13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0" text:anchor-type="char" svg:y="0.05in" svg:width="0.3299in" svg:height="0.4in" draw:z-index="13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1" text:anchor-type="char" svg:y="0.05in" svg:width="0.3299in" svg:height="0.4in" draw:z-index="14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2" text:anchor-type="char" svg:y="0.05in" svg:width="0.3299in" svg:height="0.4in" draw:z-index="14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3" text:anchor-type="char" svg:y="0.05in" svg:width="0.3299in" svg:height="0.4in" draw:z-index="14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44" text:anchor-type="char" svg:y="0.05in" svg:width="0.3299in" svg:height="0.4in" draw:z-index="143"><draw:image xlink:href="Pictures/10000000000002A00000032DA2AF97047B59ED09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draw:frame draw:style-name="fr1" draw:name="Image118" text:anchor-type="char" svg:y="0.05in" svg:width="0.3299in" svg:height="0.4in" draw:z-index="117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9" text:anchor-type="char" svg:y="0.05in" svg:width="0.3299in" svg:height="0.4in" draw:z-index="118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0" text:anchor-type="char" svg:y="0.05in" svg:width="0.3299in" svg:height="0.4in" draw:z-index="119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1" text:anchor-type="char" svg:y="0.05in" svg:width="0.3299in" svg:height="0.4in" draw:z-index="120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2" text:anchor-type="char" svg:y="0.05in" svg:width="0.3299in" svg:height="0.4in" draw:z-index="121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3" text:anchor-type="char" svg:y="0.05in" svg:width="0.3299in" svg:height="0.4in" draw:z-index="122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4" text:anchor-type="char" svg:y="0.05in" svg:width="0.3299in" svg:height="0.4in" draw:z-index="123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5" text:anchor-type="char" svg:y="0.05in" svg:width="0.3299in" svg:height="0.4in" draw:z-index="124"><draw:image xlink:href="Pictures/10000000000002A00000032DA2AF97047B59ED09.png" xlink:type="simple" xlink:show="embed" xlink:actuate="onLoad" draw:mime-type="image/png"/></draw:frame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draw:frame draw:style-name="fr1" draw:name="Image126" text:anchor-type="char" svg:y="0.05in" svg:width="0.3299in" svg:height="0.4in" draw:z-index="125"><draw:image xlink:href="Pictures/10000000000002A00000032DA2AF97047B59ED09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4201in" fo:margin-left="0.4299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Garage Sale Pup Template</dc:title>
    <dc:subject>Garage Sale Pup Template</dc:subject>
    <meta:keyword>Garage Sale Pup</meta:keyword>
    <dc:description>Copyright © Garage Sale Pup. All rights reserved.</dc:description>
    <meta:initial-creator>Garage Sale Pup</meta:initial-creator>
    <meta:creation-date>2016-09-08T09:24:00</meta:creation-date>
    <dc:date>2022-07-19T10:53:59.470929007</dc:date>
    <meta:editing-cycles>14</meta:editing-cycles>
    <meta:editing-duration>PT1H21M15S</meta:editing-duration>
    <meta:generator>LibreOffice/7.3.4.2$Linux_X86_64 LibreOffice_project/30$Build-2</meta:generator>
    <meta:print-date>2022-07-19T10:53:27.489763737</meta:print-date>
    <meta:document-statistic meta:table-count="1" meta:image-count="144" meta:object-count="0" meta:page-count="1" meta:paragraph-count="0" meta:word-count="0" meta:character-count="0" meta:non-whitespace-character-count="0"/>
    <meta:user-defined meta:name="productGroup">U-0514-01</meta:user-defined>
  </office:meta>
</office:document-meta>
</file>